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57276">
            <text:p>9.572760</text:p>
          </table:table-cell>
          <table:table-cell office:value-type="float" office:value="9.515187">
            <text:p>9.515187</text:p>
          </table:table-cell>
          <table:table-cell office:value-type="float" office:value="9.601035">
            <text:p>9.601035</text:p>
          </table:table-cell>
          <table:table-cell office:value-type="float" office:value="9.579228">
            <text:p>9.579228</text:p>
          </table:table-cell>
          <table:table-cell office:value-type="float" office:value="9.67189">
            <text:p>9.671890</text:p>
          </table:table-cell>
          <table:table-cell office:value-type="float" office:value="9.609669">
            <text:p>9.60966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AVERAGE([.B2:.K2])" office:value-type="float" office:value="9.59162816666667">
            <text:p>9.591628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60122104747284">
            <text:p>1.601221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557426">
            <text:p>5.557426</text:p>
          </table:table-cell>
          <table:table-cell office:value-type="float" office:value="5.556248">
            <text:p>5.556248</text:p>
          </table:table-cell>
          <table:table-cell office:value-type="float" office:value="5.654667">
            <text:p>5.654667</text:p>
          </table:table-cell>
          <table:table-cell office:value-type="float" office:value="5.575401">
            <text:p>5.575401</text:p>
          </table:table-cell>
          <table:table-cell office:value-type="float" office:value="5.590689">
            <text:p>5.590689</text:p>
          </table:table-cell>
          <table:table-cell office:value-type="float" office:value="5.574583">
            <text:p>5.574583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table:formula="oooc:=AVERAGE([.B3:.K3])" office:value-type="float" office:value="5.58483566666667">
            <text:p>5.584836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75000336924268">
            <text:p>2.750003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25853">
            <text:p>3.425853</text:p>
          </table:table-cell>
          <table:table-cell office:value-type="float" office:value="3.403406">
            <text:p>3.403406</text:p>
          </table:table-cell>
          <table:table-cell office:value-type="float" office:value="3.415986">
            <text:p>3.415986</text:p>
          </table:table-cell>
          <table:table-cell office:value-type="float" office:value="3.430761">
            <text:p>3.430761</text:p>
          </table:table-cell>
          <table:table-cell office:value-type="float" office:value="3.424738">
            <text:p>3.424738</text:p>
          </table:table-cell>
          <table:table-cell office:value-type="float" office:value="3.425406">
            <text:p>3.425406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ooc:=AVERAGE([.B4:.K4])" office:value-type="float" office:value="3.421025">
            <text:p>3.421025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4.48939043123041">
            <text:p>4.48939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29827">
            <text:p>2.129827</text:p>
          </table:table-cell>
          <table:table-cell office:value-type="float" office:value="2.120387">
            <text:p>2.120387</text:p>
          </table:table-cell>
          <table:table-cell office:value-type="float" office:value="2.134879">
            <text:p>2.134879</text:p>
          </table:table-cell>
          <table:table-cell office:value-type="float" office:value="2.144022">
            <text:p>2.144022</text:p>
          </table:table-cell>
          <table:table-cell office:value-type="float" office:value="2.111139">
            <text:p>2.111139</text:p>
          </table:table-cell>
          <table:table-cell office:value-type="float" office:value="2.108178">
            <text:p>2.108178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ooc:=AVERAGE([.B5:.K5])" office:value-type="float" office:value="2.12473866666667">
            <text:p>2.124739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7.22833219018621">
            <text:p>7.228332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546725">
            <text:p>1.546725</text:p>
          </table:table-cell>
          <table:table-cell office:value-type="float" office:value="1.545409">
            <text:p>1.545409</text:p>
          </table:table-cell>
          <table:table-cell office:value-type="float" office:value="1.547598">
            <text:p>1.547598</text:p>
          </table:table-cell>
          <table:table-cell office:value-type="float" office:value="1.535512">
            <text:p>1.535512</text:p>
          </table:table-cell>
          <table:table-cell office:value-type="float" office:value="1.538443">
            <text:p>1.538443</text:p>
          </table:table-cell>
          <table:table-cell office:value-type="float" office:value="1.540009">
            <text:p>1.540009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ooc:=AVERAGE([.B6:.K6])" office:value-type="float" office:value="1.54228266666667">
            <text:p>1.542283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9.95817253992351">
            <text:p>9.958173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236708">
            <text:p>1.236708</text:p>
          </table:table-cell>
          <table:table-cell office:value-type="float" office:value="1.244504">
            <text:p>1.244504</text:p>
          </table:table-cell>
          <table:table-cell office:value-type="float" office:value="1.245392">
            <text:p>1.245392</text:p>
          </table:table-cell>
          <table:table-cell office:value-type="float" office:value="1.24304">
            <text:p>1.243040</text:p>
          </table:table-cell>
          <table:table-cell office:value-type="float" office:value="1.252044">
            <text:p>1.252044</text:p>
          </table:table-cell>
          <table:table-cell office:value-type="float" office:value="1.239929">
            <text:p>1.239929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ooc:=AVERAGE([.B7:.K7])" office:value-type="float" office:value="1.24360283333333">
            <text:p>1.243603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2.3498567937754">
            <text:p>12.349857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114521">
            <text:p>1.114521</text:p>
          </table:table-cell>
          <table:table-cell office:value-type="float" office:value="1.116095">
            <text:p>1.116095</text:p>
          </table:table-cell>
          <table:table-cell office:value-type="float" office:value="1.120435">
            <text:p>1.120435</text:p>
          </table:table-cell>
          <table:table-cell office:value-type="float" office:value="1.11265">
            <text:p>1.112650</text:p>
          </table:table-cell>
          <table:table-cell office:value-type="float" office:value="1.11208">
            <text:p>1.112080</text:p>
          </table:table-cell>
          <table:table-cell office:value-type="float" office:value="1.121808">
            <text:p>1.121808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ooc:=AVERAGE([.B8:.K8])" office:value-type="float" office:value="1.11626483333333">
            <text:p>1.116265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3.7586676937029">
            <text:p>13.758668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048808">
            <text:p>1.048808</text:p>
          </table:table-cell>
          <table:table-cell table:style-name="Default" office:value-type="float" office:value="1.040454">
            <text:p>1.04</text:p>
          </table:table-cell>
          <table:table-cell office:value-type="float" office:value="1.049032">
            <text:p>1.049032</text:p>
          </table:table-cell>
          <table:table-cell office:value-type="float" office:value="1.048198">
            <text:p>1.048198</text:p>
          </table:table-cell>
          <table:table-cell office:value-type="float" office:value="1.041965">
            <text:p>1.041965</text:p>
          </table:table-cell>
          <table:table-cell office:value-type="float" office:value="1.043983">
            <text:p>1.04398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ooc:=AVERAGE([.B9:.K9])" office:value-type="float" office:value="1.04540666666667">
            <text:p>1.045407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6912368073668">
            <text:p>14.69123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.247465">
            <text:p>1.247465</text:p>
          </table:table-cell>
          <table:table-cell table:style-name="Default" office:value-type="float" office:value="1.236737">
            <text:p>1.24</text:p>
          </table:table-cell>
          <table:table-cell office:value-type="float" office:value="1.5654">
            <text:p>1.565400</text:p>
          </table:table-cell>
          <table:table-cell office:value-type="float" office:value="1.604116">
            <text:p>1.604116</text:p>
          </table:table-cell>
          <table:table-cell office:value-type="float" office:value="1.232485">
            <text:p>1.232485</text:p>
          </table:table-cell>
          <table:table-cell office:value-type="float" office:value="1.232142">
            <text:p>1.232142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AVERAGE([.B10:.K10])" office:value-type="float" office:value="1.3530575">
            <text:p>1.353058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1.3508235237601">
            <text:p>11.350824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15.413217">
            <text:p>15.413217</text:p>
          </table:table-cell>
          <table:table-cell office:value-type="float" office:value="15.377319">
            <text:p>15.377319</text:p>
          </table:table-cell>
          <table:table-cell office:value-type="float" office:value="15.343817">
            <text:p>15.343817</text:p>
          </table:table-cell>
          <table:table-cell office:value-type="float" office:value="15.340178">
            <text:p>15.340178</text:p>
          </table:table-cell>
          <table:table-cell office:value-type="float" office:value="15.365354">
            <text:p>15.365354</text:p>
          </table:table-cell>
          <table:table-cell office:value-type="float" office:value="15.337474">
            <text:p>15.337474</text:p>
          </table:table-cell>
          <table:table-cell office:value-type="float" office:value="15.413178">
            <text:p>15.413178</text:p>
          </table:table-cell>
          <table:table-cell office:value-type="float" office:value="15.292505">
            <text:p>15.292505</text:p>
          </table:table-cell>
          <table:table-cell office:value-type="float" office:value="15.369398">
            <text:p>15.369398</text:p>
          </table:table-cell>
          <table:table-cell office:value-type="float" office:value="15.330729">
            <text:p>15.330729</text:p>
          </table:table-cell>
          <table:table-cell/>
          <table:table-cell table:formula="oooc:=AVERAGE([.B11:.K11])" office:value-type="float" office:value="15.3583169">
            <text:p>15.358317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19in" table:end-y="0.1382in" draw:z-index="0" draw:style-name="gr1" svg:width="6.6339in" svg:height="5.7476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4in" table:end-y="0.0717in" draw:z-index="1" draw:style-name="gr1" svg:width="6.5394in" svg:height="5.4382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8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8:26:11</dc:date>
    <meta:editing-cycles>63</meta:editing-cycles>
    <meta:editing-duration>P1DT1H52M10S</meta:editing-duration>
    <meta:user-defined meta:name="Info 1"/>
    <meta:user-defined meta:name="Info 2"/>
    <meta:user-defined meta:name="Info 3"/>
    <meta:user-defined meta:name="Info 4"/>
    <meta:document-statistic meta:table-count="3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64528274536pt" style:font-size-asian="12.2264528274536pt" style:font-size-complex="12.2264528274536pt"/>
    </style:style>
    <style:style style:name="ch3" style:family="chart">
      <style:text-properties fo:font-size="10.3653030395508pt" style:font-size-asian="10.3653030395508pt" style:font-size-complex="10.365303039550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46704864502pt" style:font-size-asian="8.46446704864502pt" style:font-size-complex="8.4644670486450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46704864502pt" style:font-size-asian="8.46446704864502pt" style:font-size-complex="8.4644670486450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1cm" svg:height="14.6cm" chart:class="chart:bar" chart:style-name="ch1">
        <chart:title svg:x="6.282cm" svg:y="0.319cm" chart:style-name="ch2">
          <text:p>Ranger Running Times</text:p>
        </chart:title>
        <chart:subtitle svg:x="6.076cm" svg:y="1.033cm" chart:style-name="ch3">
          <text:p>100,000 Bodies, 3 iterations</text:p>
        </chart:subtitle>
        <chart:plot-area chart:style-name="ch4" table:cell-range-address="Sheet1.L2:Sheet1.M10" chart:data-source-has-labels="column" svg:x="0.465cm" svg:y="1.479cm" svg:width="16.037cm" svg:height="12.728cm">
          <chart:axis chart:dimension="x" chart:name="primary-x" chart:style-name="ch5">
            <chart:title svg:x="8.194cm" svg:y="13.942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cm" svg:y="7.709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9162816666667">
                <text:p>9.5916281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483566666667">
                <text:p>5.584835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1025">
                <text:p>3.421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2473866666667">
                <text:p>2.124738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228266666667">
                <text:p>1.542282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360283333333">
                <text:p>1.2436028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626483333333">
                <text:p>1.1162648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540666666667">
                <text:p>1.04540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530575">
                <text:p>1.3530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39465713501pt" style:font-size-asian="12.2239465713501pt" style:font-size-complex="12.2239465713501pt"/>
    </style:style>
    <style:style style:name="ch3" style:family="chart">
      <style:text-properties fo:font-size="10.3433399200439pt" style:font-size-asian="10.3433399200439pt" style:font-size-complex="10.3433399200439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273231506348pt" style:font-size-asian="8.46273231506348pt" style:font-size-complex="8.46273231506348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273231506348pt" style:font-size-asian="8.46273231506348pt" style:font-size-complex="8.4627323150634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1cm" svg:height="13.814cm" chart:class="chart:line" chart:style-name="ch1">
        <chart:title svg:x="7.384cm" svg:y="0.277cm" chart:style-name="ch2">
          <text:p>Speedup </text:p>
        </chart:title>
        <chart:subtitle svg:x="5.659cm" svg:y="1.079cm" chart:style-name="ch3">
          <text:p>100,000 Bodies, 3 iterations</text:p>
        </chart:subtitle>
        <chart:plot-area chart:style-name="ch4" table:cell-range-address="Sheet1.N2:Sheet1.O10" chart:data-source-has-labels="column" svg:x="0.497cm" svg:y="1.616cm" svg:width="15.717cm" svg:height="11.552cm">
          <chart:axis chart:dimension="x" chart:name="primary-x" chart:style-name="ch5">
            <chart:title svg:x="7.87cm" svg:y="12.888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8cm" svg:y="7.731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122104747284">
                <text:p>1.601221047472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000336924268">
                <text:p>2.7500033692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939043123041">
                <text:p>4.48939043123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2833219018621">
                <text:p>7.22833219018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5817253992351">
                <text:p>9.95817253992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3498567937754">
                <text:p>12.3498567937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7586676937029">
                <text:p>13.75866769370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6912368073668">
                <text:p>14.69123680736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3508235237601">
                <text:p>11.3508235237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